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svals" table:style-name="ta1">
        <table:shapes>
          <draw:frame draw:z-index="0" draw:style-name="gr1" draw:text-style-name="P1" svg:width="10.0016in" svg:height="5.5949in" svg:x="8.2102in" svg:y="0.1878in">
            <draw:object draw:notify-on-update-of-ranges="cosvals.A2:cosvals.A25 cosvals.B1:cosvals.B1 cosvals.B2:cosvals.B25 cosvals.A2:cosvals.A25 cosvals.C1:cosvals.C1 cosvals.C2:cosvals.C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53in" svg:x="9.713in" svg:y="6.2531in">
            <draw:object draw:notify-on-update-of-ranges="cosvals.B1:cosvals.B1 cosvals.C1:cosvals.C1 cosvals.D1:cosvals.D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COS</text:p>
          </table:table-cell>
          <table:table-cell office:value-type="string" calcext:value-type="string">
            <text:p>ULP COSSER</text:p>
          </table:table-cell>
          <table:table-cell office:value-type="string" calcext:value-type="string">
            <text:p>ULP COSGRANDFLOAT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308997" calcext:value-type="float">
            <text:p>0.13089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2617994" calcext:value-type="float">
            <text:p>0.2617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926991" calcext:value-type="float">
            <text:p>0.3926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35988" calcext:value-type="float">
            <text:p>0.5235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449846" calcext:value-type="float">
            <text:p>0.65449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7853981" calcext:value-type="float">
            <text:p>0.78539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162978" calcext:value-type="float">
            <text:p>0.9162978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471975" calcext:value-type="float">
            <text:p>1.0471975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780971" calcext:value-type="float">
            <text:p>1.1780971</text:p>
          </table:table-cell>
          <table:table-cell office:value-type="float" office:value="3" calcext:value-type="float">
            <text:p>3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3089968" calcext:value-type="float">
            <text:p>1.3089968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4398965" calcext:value-type="float">
            <text:p>1.4398965</text:p>
          </table:table-cell>
          <table:table-cell office:value-type="float" office:value="5" calcext:value-type="float">
            <text:p>5</text:p>
          </table:table-cell>
          <table:table-cell office:value-type="float" office:value="2034" calcext:value-type="float">
            <text:p>20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701696" calcext:value-type="float">
            <text:p>1.701696</text:p>
          </table:table-cell>
          <table:table-cell office:value-type="float" office:value="2032" calcext:value-type="float">
            <text:p>2032</text:p>
          </table:table-cell>
          <table:table-cell office:value-type="float" office:value="2034" calcext:value-type="float">
            <text:p>2034</text:p>
          </table:table-cell>
          <table:table-cell office:value-type="float" office:value="453119" calcext:value-type="float">
            <text:p>453119</text:p>
          </table:table-cell>
          <table:table-cell office:value-type="string" calcext:value-type="string">
            <text:p>Dans cette zone on est plus précis que Java</text:p>
          </table:table-cell>
        </table:table-row>
        <table:table-row table:style-name="ro1">
          <table:table-cell office:value-type="float" office:value="1.8325957" calcext:value-type="float">
            <text:p>1.8325957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ne tien pas compte de l'ulp ici</text:p>
          </table:table-cell>
        </table:table-row>
        <table:table-row table:style-name="ro1">
          <table:table-cell office:value-type="float" office:value="1.9634954" calcext:value-type="float">
            <text:p>1.9634954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0943952" calcext:value-type="float">
            <text:p>2.0943952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2252948" calcext:value-type="float">
            <text:p>2.2252948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3561945" calcext:value-type="float">
            <text:p>2.3561945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4870942" calcext:value-type="float">
            <text:p>2.4870942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6179938" calcext:value-type="float">
            <text:p>2.6179938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7488935" calcext:value-type="float">
            <text:p>2.7488935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.8797932" calcext:value-type="float">
            <text:p>2.8797932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106928" calcext:value-type="float">
            <text:p>3.010692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1415925" calcext:value-type="float">
            <text:p>3.1415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6:46:21.760855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6:46:37.489632805</dc:date>
    <dc:creator>Nizar Salah</dc:creator>
    <meta:editing-duration>PT12M10S</meta:editing-duration>
    <meta:editing-cycles>6</meta:editing-cycles>
    <meta:generator>LibreOffice/4.3.7.2$Linux_X86_64 LibreOffice_project/430$Build-2</meta:generator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5cm" svg:height="14.212cm" xlink:href=".." xlink:type="simple" chart:class="chart:scatter" chart:style-name="ch1">
        <chart:legend chart:legend-position="end" svg:x="21.865cm" svg:y="6.558cm" style:legend-expansion="high" chart:style-name="ch2"/>
        <chart:plot-area chart:style-name="ch3" table:cell-range-address="cosvals.A2:cosvals.C25 cosvals.B1:cosvals.C1" chart:data-source-has-labels="row" svg:x="0.508cm" svg:y="0.284cm" svg:width="20.849cm" svg:height="13.644cm">
          <chartooo:coordinate-region svg:x="1.5cm" svg:y="0.483cm" svg:width="19.617cm" svg:height="12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svals.B2:cosvals.B25" chart:label-cell-address="cosvals.B1:cosvals.B1" chart:class="chart:scatter">
            <chart:domain table:cell-range-address="cosvals.A2:cosvals.A25"/>
            <chart:data-point chart:repeated="24"/>
          </chart:series>
          <chart:series chart:style-name="ch7" chart:values-cell-range-address="cosvals.C2:cosvals.C25" chart:label-cell-address="cosvals.C1:cosvals.C1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COS</text:p>
                <draw:g>
                  <svg:desc>cosvals.B1:cosvals.B1</svg:desc>
                </draw:g>
              </table:table-cell>
              <table:table-cell office:value-type="string">
                <text:p>ULP COSSER</text:p>
                <draw:g>
                  <svg:desc>cosvals.C1:cosval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svals.A2:cosvals.A25</svg:desc>
                </draw:g>
              </table:table-cell>
              <table:table-cell office:value-type="float" office:value="0">
                <text:p>0</text:p>
                <draw:g>
                  <svg:desc>cosvals.B2:cosvals.B25</svg:desc>
                </draw:g>
              </table:table-cell>
              <table:table-cell office:value-type="float" office:value="0">
                <text:p>0</text:p>
                <draw:g>
                  <svg:desc>cosvals.C2:cosvals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8997">
                <text:p>0.130899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17994">
                <text:p>0.26179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26991">
                <text:p>0.39269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35988">
                <text:p>0.5235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49846">
                <text:p>0.65449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53981">
                <text:p>0.7853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62978">
                <text:p>0.9162978</text:p>
              </table:table-cell>
              <table:table-cell office:value-type="float" office:value="1">
                <text:p>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71975">
                <text:p>1.0471975</text:p>
              </table:table-cell>
              <table:table-cell office:value-type="float" office:value="2">
                <text:p>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80971">
                <text:p>1.1780971</text:p>
              </table:table-cell>
              <table:table-cell office:value-type="float" office:value="3">
                <text:p>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089968">
                <text:p>1.3089968</text:p>
              </table:table-cell>
              <table:table-cell office:value-type="float" office:value="2">
                <text:p>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98965">
                <text:p>1.4398965</text:p>
              </table:table-cell>
              <table:table-cell office:value-type="float" office:value="5">
                <text:p>5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01696">
                <text:p>1.701696</text:p>
              </table:table-cell>
              <table:table-cell office:value-type="float" office:value="2032">
                <text:p>2032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325957">
                <text:p>1.8325957</text:p>
              </table:table-cell>
              <table:table-cell office:value-type="float" office:value="990">
                <text:p>990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34954">
                <text:p>1.9634954</text:p>
              </table:table-cell>
              <table:table-cell office:value-type="float" office:value="947">
                <text:p>94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43952">
                <text:p>2.0943952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252948">
                <text:p>2.2252948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561945">
                <text:p>2.3561945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870942">
                <text:p>2.4870942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79938">
                <text:p>2.6179938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488935">
                <text:p>2.7488935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797932">
                <text:p>2.8797932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106928">
                <text:p>3.0106928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415925">
                <text:p>3.14159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legend chart:legend-position="end" svg:x="10.922cm" svg:y="3.706cm" style:legend-expansion="high" chart:style-name="ch2"/>
        <chart:plot-area chart:style-name="ch3" table:cell-range-address="cosvals.A2:cosvals.D13 cosvals.A15:cosvals.D25 cosvals.B1:cosvals.D1" chart:data-source-has-labels="row" svg:x="0.32cm" svg:y="0.18cm" svg:width="10.282cm" svg:height="8.646cm">
          <chartooo:coordinate-region svg:x="1.312cm" svg:y="0.379cm" svg:width="9.0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svals.B2:cosvals.B13 cosvals.B15:cosvals.B25" chart:label-cell-address="cosvals.B1:cosvals.B1" chart:class="chart:scatter">
            <chart:domain table:cell-range-address="cosvals.A2:cosvals.A13 cosvals.A15:cosvals.A25"/>
            <chart:data-point chart:repeated="23"/>
          </chart:series>
          <chart:series chart:style-name="ch7" chart:values-cell-range-address="cosvals.C2:cosvals.C13 cosvals.C15:cosvals.C25" chart:label-cell-address="cosvals.C1:cosvals.C1" chart:class="chart:scatter">
            <chart:data-point chart:repeated="23"/>
          </chart:series>
          <chart:series chart:style-name="ch8" chart:values-cell-range-address="cosvals.D2:cosvals.D13 cosvals.D15:cosvals.D25" chart:label-cell-address="cosvals.D1:cosvals.D1" chart:class="chart:scatte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A</text:p>
              </table:table-cell>
              <table:table-cell office:value-type="string">
                <text:p>ULP COS</text:p>
                <draw:g>
                  <svg:desc>cosvals.B1:cosvals.B1</svg:desc>
                </draw:g>
              </table:table-cell>
              <table:table-cell office:value-type="string">
                <text:p>ULP COSSER</text:p>
                <draw:g>
                  <svg:desc>cosvals.C1:cosvals.C1</svg:desc>
                </draw:g>
              </table:table-cell>
              <table:table-cell office:value-type="string">
                <text:p>ULP COSGRANDFLOAT</text:p>
                <draw:g>
                  <svg:desc>cosvals.D1:cosval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svals.A2:cosvals.A13 cosvals.A15:cosvals.A25</svg:desc>
                </draw:g>
              </table:table-cell>
              <table:table-cell office:value-type="float" office:value="0">
                <text:p>0</text:p>
                <draw:g>
                  <svg:desc>cosvals.B2:cosvals.B13 cosvals.B15:cosvals.B25</svg:desc>
                </draw:g>
              </table:table-cell>
              <table:table-cell office:value-type="float" office:value="0">
                <text:p>0</text:p>
                <draw:g>
                  <svg:desc>cosvals.C2:cosvals.C13 cosvals.C15:cosvals.C25</svg:desc>
                </draw:g>
              </table:table-cell>
              <table:table-cell office:value-type="float" office:value="0">
                <text:p>0</text:p>
                <draw:g>
                  <svg:desc>cosvals.D2:cosvals.D13 cosvals.D15:cosvals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08997">
                <text:p>0.130899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17994">
                <text:p>0.26179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26991">
                <text:p>0.39269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35988">
                <text:p>0.5235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49846">
                <text:p>0.65449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53981">
                <text:p>0.78539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62978">
                <text:p>0.9162978</text:p>
              </table:table-cell>
              <table:table-cell office:value-type="float" office:value="1">
                <text:p>1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71975">
                <text:p>1.0471975</text:p>
              </table:table-cell>
              <table:table-cell office:value-type="float" office:value="2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80971">
                <text:p>1.1780971</text:p>
              </table:table-cell>
              <table:table-cell office:value-type="float" office:value="3">
                <text:p>3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089968">
                <text:p>1.3089968</text:p>
              </table:table-cell>
              <table:table-cell office:value-type="float" office:value="2">
                <text:p>2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98965">
                <text:p>1.4398965</text:p>
              </table:table-cell>
              <table:table-cell office:value-type="float" office:value="5">
                <text:p>5</text:p>
              </table:table-cell>
              <table:table-cell office:value-type="float" office:value="2034">
                <text:p>2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325957">
                <text:p>1.8325957</text:p>
              </table:table-cell>
              <table:table-cell office:value-type="float" office:value="990">
                <text:p>990</text:p>
              </table:table-cell>
              <table:table-cell office:value-type="float" office:value="991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634954">
                <text:p>1.9634954</text:p>
              </table:table-cell>
              <table:table-cell office:value-type="float" office:value="947">
                <text:p>947</text:p>
              </table:table-cell>
              <table:table-cell office:value-type="float" office:value="948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943952">
                <text:p>2.0943952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252948">
                <text:p>2.2252948</text:p>
              </table:table-cell>
              <table:table-cell office:value-type="float" office:value="406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561945">
                <text:p>2.3561945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870942">
                <text:p>2.4870942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179938">
                <text:p>2.6179938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488935">
                <text:p>2.7488935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797932">
                <text:p>2.8797932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106928">
                <text:p>3.0106928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415925">
                <text:p>3.14159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